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ignmentContext.getTotalAlignmentBaseline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getBaseline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lignmentContext.setAlignmentAdjust( Length alignmentAdjus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lignmentContext.getTotalTop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Context.getAlignment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getParentAlign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getDominantBaseline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lignmentContext.getActualBaselineOffset( int baseline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lignmentContext.getScaledBaselin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AlignmentContext( Font font , int lineHeight , int writ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lignmentContext.get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lignmentContext.getTotalBaseline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lignmentContext.resizeLine( int newLineHeight , int newAlignment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lignmentContext.usesInitialBaseline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lignmentContext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getAlignmentBaseline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setBaselineShift( Length baselineShif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lignmentContext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AlignmentContext( int height , Length alignmentAdjust , int alignmentBaseline , Length baselineShift , int dominantBaseline , AlignmentContext parentAlignmen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lignmentContext.getTotalAlignmentBaselineOffset( int alignmentBaselin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lignmentContext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isHorizontalWriting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getAlt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AlignmentContext( Font font , int lineHeight , Length alignmentAdjust , int alignmentBaseline , Length baselineShift , int dominantBaseline , AlignmentContext parentAlignmen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lignmentContext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Context.setAlignmentBaselineIdentifier( int alignmentBaseline , int parentDominantBaselineIdentifi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lignmentContext.getBaselineShif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